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12-22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11-2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10-27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9-30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8-25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7-29 13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6-23 1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5-27 1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4-27 1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3-23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2-2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5-01-26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12-22 1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11-2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10-27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9-26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8-27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7-28 1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6-23 13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5-28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4-29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3-26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2-26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4-01-29 1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12-19 14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11-26 14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10-30 1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9-24 1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8-27 1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7-29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6-24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5-29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4-17 20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3-28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2-27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3-01-3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12-20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11-27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11-05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9-20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8-2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7-23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6-25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5-2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4-30 15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3-26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2-2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2-01-23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12-27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11-28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10-24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09-26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08-3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07-26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06-27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05-23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1-04-25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11-22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10-25 14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9-2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8-23 14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7-26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6-28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5-24 1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4-26 1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3-29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2-22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10-01-25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11-23 13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10-26 13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9-28 1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8-24 1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7-29 1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6-22 1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5-26 1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4-27 12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9-03-23 1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12-29 13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11-25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10-28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9-22 1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8-25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7-28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6-23 12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5-20 1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3-25 1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8-02-26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11-26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9-24 1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8-2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7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5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2000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7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3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1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90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8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7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4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9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8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6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5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4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3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2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1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7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8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7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6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5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905072254001</text:p>
          </table:table-cell>
          <table:table-cell office:value-type="string" calcext:value-type="string">
            <text:p>1964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51" meta:object-count="0"/>
    <meta:user-defined meta:name="AppVersion">3.0</meta:user-defined>
  </office:meta>
</office:document-meta>
</file>